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datetime import datetime # Parse the date string date_string = "6/30/2023" date_object = datetime.strptime(date_string, "%m/%d/%Y") # Format the date formatted_date = date_object.strftime("%d %b, %Y") # Add ordinal suffix to the day day_with_suffix = formatted_date.replace( formatted_date.split()[0], f"{int(formatted_date.split()[0]):d}{['th', 'st', 'nd', 'rd'][int(formatted_date.split()[0])//10%10!=1*(int(formatted_date.split()[0])%10&lt;4)*(int(formatted_date.split()[0])!=11)]}" ) print(day_with_suffix</text:p>
      <text:p text:style-name="Standard"/>
      <text:p text:style-name="Standard">from datetime import datetime # Define a dictionary for month names month_names = { 1: "January", 2: "February", 3: "March", 4: "April", 5: "May", 6: "June", 7: "July", 8: "August", 9: "September", 10: "October", 11: "November", 12: "December" } # Parse the date string date_string = "6/30/2023" date_object = datetime.strptime(date_string, "%m/%d/%Y") # Format the date formatted_date = date_object.strftime("%d %B, %Y") # Add ordinal suffix to the day day_with_suffix = formatted_date.replace( formatted_date.split()[0], f"{int(formatted_date.split()[0]):d}{['th', 'st', 'nd', 'rd'][int(formatted_date.split()[0])//10%10!=1*(int(formatted_date.split()[0])%10&lt;4)*(int(formatted_date.split()[0])!=11)]}" ) print(day_with_suffi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5T08:25:33.591427016</meta:creation-date>
    <dc:date>2024-06-05T08:26:15.264330476</dc:date>
    <meta:editing-duration>PT4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9" meta:character-count="1239" meta:non-whitespace-character-count="1122"/>
  </office:meta>
</office:document-meta>
</file>